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>
        <style:tab-stops>
          <style:tab-stop style:position="11.113cm"/>
        </style:tab-stops>
      </style:paragraph-properties>
      <style:text-properties fo:letter-spacing="0.011cm" fo:language="en" fo:country="US"/>
    </style:style>
    <style:style style:name="T1" style:family="text">
      <style:text-properties officeooo:rsid="001ee6bd"/>
    </style:style>
    <style:style style:name="T2" style:family="text">
      <style:text-properties officeooo:rsid="0020cada"/>
    </style:style>
    <style:style style:name="T3" style:family="text">
      <style:text-properties officeooo:rsid="002170bf"/>
    </style:style>
    <style:style style:name="T4" style:family="text">
      <style:text-properties officeooo:rsid="00189280"/>
    </style:style>
    <style:style style:name="T5" style:family="text">
      <style:text-properties officeooo:rsid="001c2e30"/>
    </style:style>
    <style:style style:name="T6" style:family="text">
      <style:text-properties officeooo:rsid="001e7096"/>
    </style:style>
    <style:style style:name="T7" style:family="text">
      <style:text-properties officeooo:rsid="001d9f0d"/>
    </style:style>
    <style:style style:name="T8" style:family="text">
      <style:text-properties officeooo:rsid="001c32d1"/>
    </style:style>
    <style:style style:name="T9" style:family="text">
      <style:text-properties officeooo:rsid="001955ac"/>
    </style:style>
    <style:style style:name="T10" style:family="text">
      <style:text-properties fo:font-size="17pt" officeooo:rsid="0020cada" style:font-size-asian="17pt" style:font-size-complex="17pt"/>
    </style:style>
    <style:style style:name="T11" style:family="text">
      <style:text-properties fo:font-size="17pt" officeooo:rsid="00241b2c" style:font-size-asian="17pt" style:font-size-complex="17pt"/>
    </style:style>
    <style:style style:name="T12" style:family="text">
      <style:text-properties officeooo:rsid="0025f33d"/>
    </style:style>
    <style:style style:name="T13" style:family="text">
      <style:text-properties officeooo:rsid="00241b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Standard">Quit Emulsio<text:span text:style-name="T12">n<text:tab/></text:span>Esc</text:p>
      <text:p text:style-name="Standard">Previous Image<text:tab/>A <text:s/>or <text:s/>←<text:line-break/>Next Image<text:tab/>D <text:s/>or <text:s/>→</text:p>
      <text:p text:style-name="Standard">Zoom I<text:span text:style-name="T12">n<text:tab/></text:span>Mouse Wheel Up<text:line-break/>Zoom Out<text:tab/>Mouse Wheel Down</text:p>
      <text:p text:style-name="Standard">Fit Image to Window<text:tab/>F<text:line-break/>Show at Original Scale<text:tab/>Q</text:p>
      <text:p text:style-name="Standard">Presentation Playback<text:tab/>P<text:line-break/>Shuffled Presentation Playback<text:tab/>Alt+P<text:line-break/>Animation Playback<text:tab/>Alt<text:span text:style-name="T12">+</text:span>A <text:s/>or <text:s/>Alt+V</text:p>
      <text:p text:style-name="Standard">Pan Camera<text:tab/>Right Mouse Button <text:s/>or <text:s/>Space<text:line-break/>Full-Screen Mode<text:tab/>Double Click <text:s/>or <text:s/>F11</text:p>
      <text:p text:style-name="Standard">Move Image to the Trash<text:tab/>Del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199cm" loext:contextual-spacing="false"/>
      <style:text-properties style:font-name="Fira Sans1" fo:font-family="'Fira Sans'" style:font-style-name="Standard" style:font-family-generic="swiss" style:font-pitch="variable" fo:font-size="2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19.5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21:56:12.781000000</meta:creation-date>
    <dc:date>2020-04-29T23:24:37.649220333</dc:date>
    <meta:editing-duration>PT53M16S</meta:editing-duration>
    <meta:editing-cycles>15</meta:editing-cycles>
    <meta:generator>LibreOffice/6.4.3.2$Linux_X86_64 LibreOffice_project/40$Build-2</meta:generator>
    <meta:document-statistic meta:table-count="0" meta:image-count="0" meta:object-count="0" meta:page-count="1" meta:paragraph-count="10" meta:word-count="111" meta:character-count="578" meta:non-whitespace-character-count="467"/>
  </office:meta>
</office:document-meta>
</file>